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17ad29" officeooo:paragraph-rsid="001b4aa0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b4aa0" officeooo:paragraph-rsid="001b4aa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bold" officeooo:rsid="001b4aa0" officeooo:paragraph-rsid="001b4aa0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weight="bold" officeooo:rsid="001d1b56" officeooo:paragraph-rsid="001d1b56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weight="bold" officeooo:rsid="001e5723" officeooo:paragraph-rsid="001e572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Arial" fo:font-weight="bold" officeooo:rsid="001d1b56" officeooo:paragraph-rsid="001d1b56" fo:background-color="#b4c7dc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weight="bold" officeooo:rsid="001e5723" officeooo:paragraph-rsid="001e5723" fo:background-color="#b4c7d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" fo:font-weight="bold" officeooo:rsid="001d1b56" officeooo:paragraph-rsid="001d1b56" fo:background-color="#ffff00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Arial" fo:font-weight="bold" officeooo:rsid="001e5723" officeooo:paragraph-rsid="001e5723" fo:background-color="#ffff00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Arial" fo:font-weight="bold" officeooo:rsid="001e5723" officeooo:paragraph-rsid="001e5723" fo:background-color="#ffffff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" fo:font-weight="bold" officeooo:rsid="001ef149" officeooo:paragraph-rsid="001ef149" fo:background-color="#ffffff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rial" fo:font-weight="bold" officeooo:rsid="001fdd50" officeooo:paragraph-rsid="001ef149" fo:background-color="#ffffff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" fo:font-weight="bold" officeooo:rsid="001fdd50" officeooo:paragraph-rsid="001fdd50" fo:background-color="#ffffff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22pt" fo:font-weight="bold" officeooo:rsid="0017ad29" officeooo:paragraph-rsid="001b4aa0" style:font-size-asian="22pt" style:font-weight-asian="bold" style:font-size-complex="22pt" style:font-weight-complex="bold"/>
    </style:style>
    <style:style style:name="P15" style:family="paragraph" style:parent-style-name="Standard">
      <style:paragraph-properties fo:text-align="start" style:justify-single-word="false" fo:break-before="page"/>
      <style:text-properties style:font-name="Arial" fo:font-weight="bold" officeooo:rsid="001d1b56" officeooo:paragraph-rsid="001d1b56" style:font-weight-asian="bold" style:font-weight-complex="bold"/>
    </style:style>
    <style:style style:name="P16" style:family="paragraph" style:parent-style-name="Standard">
      <style:paragraph-properties fo:text-align="start" style:justify-single-word="false" fo:break-before="page"/>
      <style:text-properties style:font-name="Arial" fo:font-weight="bold" officeooo:rsid="001ef149" officeooo:paragraph-rsid="001ef149" fo:background-color="#ffffff" style:font-weight-asian="bold" style:font-weight-complex="bold"/>
    </style:style>
    <style:style style:name="T1" style:family="text">
      <style:text-properties officeooo:rsid="001b4aa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1b56" style:font-weight-asian="normal" style:font-weight-complex="normal"/>
    </style:style>
    <style:style style:name="T4" style:family="text">
      <style:text-properties fo:font-weight="normal" officeooo:rsid="001fdd50" style:font-weight-asian="normal" style:font-weight-complex="normal"/>
    </style:style>
    <style:style style:name="T5" style:family="text">
      <style:text-properties fo:font-weight="normal" fo:background-color="#ffa6a6" loext:char-shading-value="0" style:font-weight-asian="normal" style:font-weight-complex="normal"/>
    </style:style>
    <style:style style:name="T6" style:family="text">
      <style:text-properties fo:font-weight="normal" fo:background-color="#ffff00" loext:char-shading-value="0" style:font-weight-asian="normal" style:font-weight-complex="normal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2021 Fall <text:s/>CPSC 240</text:p>
      <text:p text:style-name="P1">Practice Assignment <text:span text:style-name="T1">5</text:span></text:p>
      <text:p text:style-name="P2">Execution time</text:p>
      <text:p text:style-name="P3"><text:span text:style-name="T2"/></text:p>
      <text:p text:style-name="P3"><text:span text:style-name="T2"/></text:p>
      <text:p text:style-name="P3"><text:span text:style-name="T2"/></text:p>
      <text:p text:style-name="P3">Purpose of this exercise</text:p>
      <text:p text:style-name="P3"><text:span text:style-name="T2"/></text:p>
      <text:p text:style-name="P3"><text:span text:style-name="T2">We want to gain experience using the clock found inside the X86 processor.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Specifications</text:p>
      <text:p text:style-name="P3"><text:span text:style-name="T2"/></text:p>
      <text:p text:style-name="P3"><text:span text:style-name="T2">Make a driver function in C or C++. <text:s/>The driver will call a function written in X86. <text:s/>The x86 function will solve a miniature timing problem, which is not our main concern now. <text:s/>We are concerned with how much computing time is require to solve the problem.</text:span></text:p>
      <text:p text:style-name="P3"><text:span text:style-name="T2"/></text:p>
      <text:p text:style-name="P3"><text:span text:style-name="T2"/></text:p>
      <text:p text:style-name="P3">Miniature problem</text:p>
      <text:p text:style-name="P3"><text:span text:style-name="T2"/></text:p>
      <text:p text:style-name="P3"><text:span text:style-name="T2">If a marble is dropped from a cliff or low flying airplane an tan altitude of M meters then the time in seconds for the marble to reach earth is approximately </text:span></text:p>
      <text:p text:style-name="P3"><text:span text:style-name="T2"/></text:p>
      <text:p text:style-name="P3"><text:span text:style-name="T2"/></text:p>
      <text:p text:style-name="P3"><text:span text:style-name="T2"><draw:frame draw:style-name="fr1" draw:name="Object1" text:anchor-type="as-char" svg:y="-0.758cm" svg:width="1.667cm" svg:height="1.66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<text:s text:c="3"/></text:span><text:span text:style-name="T3">where g = 9.8, a famous gravitational constant</text:span></text:p>
      <text:p text:style-name="P3"><text:span text:style-name="T2"/></text:p>
      <text:p text:style-name="P4"><text:span text:style-name="T2"/></text:p>
      <text:p text:style-name="P4"><text:span text:style-name="T2"/></text:p>
      <text:p text:style-name="P4"><text:span text:style-name="T2">The dialog on the next page should make every thing clear.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15">Dialog with the software of Assignment 5</text:p>
      <text:p text:style-name="P4"><text:span text:style-name="T2"/></text:p>
      <text:p text:style-name="P4"><text:span text:style-name="T2"/></text:p>
      <text:p text:style-name="P4"><text:span text:style-name="T2"/></text:p>
      <text:p text:style-name="P6"><text:span text:style-name="T2">Welcome to Gravitational Experiments by Arthur Jones.</text:span></text:p>
      <text:p text:style-name="P4"><text:span text:style-name="T2"/></text:p>
      <text:p text:style-name="P8"><text:span text:style-name="T2">The current clock time is 235 678 322 tics.</text:span></text:p>
      <text:p text:style-name="P8"><text:span text:style-name="T2"/></text:p>
      <text:p text:style-name="P4"><text:span text:style-name="T6">Please enter the height in meters of the dropped marble:</text:span><text:span text:style-name="T2"> <text:s/></text:span><text:span text:style-name="T5">350.0</text:span></text:p>
      <text:p text:style-name="P4"><text:span text:style-name="T2"/></text:p>
      <text:p text:style-name="P8"><text:span text:style-name="T2">The marble will reach earth after 6.7245691 seconds.</text:span></text:p>
      <text:p text:style-name="P8"><text:span text:style-name="T2"/></text:p>
      <text:p text:style-name="P8"><text:span text:style-name="T2">The current clock time is <text:s/>243 699 401 tics.</text:span></text:p>
      <text:p text:style-name="P8"><text:span text:style-name="T2"/></text:p>
      <text:p text:style-name="P9"><text:span text:style-name="T2">The execution time was 8021079 tics which equals 2673693.67 ns</text:span></text:p>
      <text:p text:style-name="P9"><text:span text:style-name="T2"/></text:p>
      <text:p text:style-name="P9"><text:span text:style-name="T2">Arthur wishes you a Nice Day.</text:span></text:p>
      <text:p text:style-name="P5"><text:span text:style-name="T2"/></text:p>
      <text:p text:style-name="P7"><text:span text:style-name="T2">The main function received this number <text:s/>2673693.67 and will keep it.</text:span></text:p>
      <text:p text:style-name="P7"><text:span text:style-name="T2"/></text:p>
      <text:p text:style-name="P7"><text:span text:style-name="T2">A 0 will be returned to the OS. <text:s/>Bye.</text:span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Things we will learn</text:p>
      <text:p text:style-name="P10"><text:span text:style-name="T2"/></text:p>
      <text:p text:style-name="P10"><text:span text:style-name="T2">How to read the count of tics from the CPU clock</text:span></text:p>
      <text:p text:style-name="P10"><text:span text:style-name="T2"/></text:p>
      <text:p text:style-name="P10"><text:span text:style-name="T2">How to extract the frequency of your own computer’s cpu clock</text:span></text:p>
      <text:p text:style-name="P10"><text:span text:style-name="T2"/></text:p>
      <text:p text:style-name="P10"><text:span text:style-name="T2">How to convert tics to nanoseconds.</text:span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1">Facts</text:p>
      <text:p text:style-name="P11"><text:span text:style-name="T2"/></text:p>
      <text:p text:style-name="P11"><text:span text:style-name="T2">The tics are integers</text:span></text:p>
      <text:p text:style-name="P11"><text:span text:style-name="T2"/></text:p>
      <text:p text:style-name="P11"><text:span text:style-name="T2">Clock frequency measure</text:span><text:span text:style-name="T4">d</text:span><text:span text:style-name="T2"> in Hertz is a float.</text:span></text:p>
      <text:p text:style-name="P11"><text:span text:style-name="T2"/></text:p>
      <text:p text:style-name="P11"><text:span text:style-name="T4">E</text:span><text:span text:style-name="T2">lapsed time </text:span><text:span text:style-name="T4">(nanoseconds) </text:span><text:span text:style-name="T2">is a float.</text:span></text:p>
      <text:p text:style-name="P11"><text:span text:style-name="T2"/></text:p>
      <text:p text:style-name="P13"><text:span text:style-name="T2">You can find your own frequency by entering lscpu into the terminal window or WSL widndow.</text:span></text:p>
      <text:p text:style-name="P16">Conclusion</text:p>
      <text:p text:style-name="P11"><text:span text:style-name="T2"/></text:p>
      <text:p text:style-name="P11"><text:span text:style-name="T2">Recommended date for completion: <text:s/>November 13, 2021</text:span></text:p>
      <text:p text:style-name="P11"><text:span text:style-name="T2"/></text:p>
      <text:p text:style-name="P11"><text:span text:style-name="T2">If you understand CPU clocks by this date then you are caught up in the course.</text:span></text:p>
      <text:p text:style-name="P11"><text:span text:style-name="T2"/></text:p>
      <text:p text:style-name="P11"><text:span text:style-name="T2">I welcome you sending me copies of completed assignments. <text:s/>My full intent has always been and continues to be: give you meaningful and useful feedback about your programming. <text:s/>Unfortunately, in the priority queue of jobs to do I must put my first attention on accurate grading of concept tests and programs submitted for points.</text:span></text:p>
      <text:p text:style-name="P12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4T13:27:18.259806055</meta:creation-date>
    <dc:date>2021-10-24T14:32:36.888389533</dc:date>
    <meta:editing-duration>PT12M26S</meta:editing-duration>
    <meta:editing-cycles>2</meta:editing-cycles>
    <meta:generator>LibreOffice/6.4.7.2$Linux_X86_64 LibreOffice_project/40$Build-2</meta:generator>
    <meta:document-statistic meta:table-count="0" meta:image-count="0" meta:object-count="1" meta:page-count="3" meta:paragraph-count="34" meta:word-count="358" meta:character-count="2027" meta:non-whitespace-character-count="1688"/>
  </office:meta>
</office:document-meta>
</file>

<file path=Object 1/content.xml><?xml version="1.0" encoding="utf-8"?>
<math xmlns="http://www.w3.org/1998/Math/MathML" display="block">
  <semantics>
    <mrow>
      <mi>t</mi>
      <mo stretchy="false">=</mo>
      <msqrt>
        <mfrac>
          <mi>M</mi>
          <mrow>
            <mo fence="true" stretchy="false">(</mo>
            <mrow>
              <mfrac>
                <mi>g</mi>
                <mn>2</mn>
              </mfrac>
            </mrow>
            <mo fence="true" stretchy="false">)</mo>
          </mrow>
        </mfrac>
      </msqrt>
    </mrow>
    <annotation encoding="StarMath 5.0">t = sqrt{M over (g over 2)} </annotation>
  </semantics>
</math>
</file>